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Heading_20_2">
      <style:text-properties fo:font-weight="bold" officeooo:paragraph-rsid="001650a7"/>
    </style:style>
    <style:style style:name="P3" style:family="paragraph" style:parent-style-name="Quotations">
      <style:text-properties officeooo:paragraph-rsid="001650a7"/>
    </style:style>
    <style:style style:name="P4" style:family="paragraph" style:parent-style-name="Heading_20_1">
      <style:text-properties fo:font-size="20pt" fo:font-weight="bold" style:font-size-asian="20pt" style:font-size-complex="20pt"/>
    </style:style>
    <style:style style:name="P5" style:family="paragraph" style:parent-style-name="Text_20_body">
      <style:text-properties fo:font-weight="bold" officeooo:paragraph-rsid="001650a7"/>
    </style:style>
    <style:style style:name="P6" style:family="paragraph" style:parent-style-name="Text_20_body" style:list-style-name="L1">
      <style:text-properties officeooo:paragraph-rsid="001650a7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text-properties officeooo:paragraph-rsid="0017afdc"/>
    </style:style>
    <style:style style:name="P9" style:family="paragraph" style:parent-style-name="Text_20_body">
      <style:text-properties officeooo:rsid="0017ef43" officeooo:paragraph-rsid="0017ef43" fo:background-color="#00ff7f"/>
    </style:style>
    <style:style style:name="P10" style:family="paragraph" style:parent-style-name="Text_20_body">
      <style:text-properties officeooo:rsid="0019e7fc" officeooo:paragraph-rsid="0019e7fc" fo:background-color="#00ff7f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2">
      <style:paragraph-properties fo:margin-top="0cm" fo:margin-bottom="0cm" loext:contextual-spacing="false"/>
      <style:text-properties officeooo:paragraph-rsid="001650a7"/>
    </style:style>
    <style:style style:name="P14" style:family="paragraph" style:parent-style-name="Text_20_body" style:list-style-name="L3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paragraph-rsid="0016fbdf"/>
    </style:style>
    <style:style style:name="P16" style:family="paragraph" style:parent-style-name="Text_20_body" style:list-style-name="L3">
      <style:paragraph-properties fo:margin-top="0cm" fo:margin-bottom="0cm" loext:contextual-spacing="false"/>
      <style:text-properties officeooo:paragraph-rsid="0017afdc"/>
    </style:style>
    <style:style style:name="T1" style:family="text">
      <style:text-properties fo:font-weight="bold"/>
    </style:style>
    <style:style style:name="T2" style:family="text">
      <style:text-properties officeooo:rsid="0016fbdf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9e7f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rganización Sprint 2</text:h>
      <text:list xml:id="list2011844635" text:style-name="L1">
        <text:list-item>
          <text:p text:style-name="P11"><text:span text:style-name="T1">Intro y contexto:</text:span> Cristina</text:p>
        </text:list-item>
        <text:list-item>
          <text:p text:style-name="P6"><text:span text:style-name="T1">Avances y cambios:</text:span> Laura</text:p>
        </text:list-item>
      </text:list>
      <text:list xml:id="list2162751575" text:style-name="L2">
        <text:list-item>
          <text:p text:style-name="P13"><text:span text:style-name="T1">Landing:</text:span> Vir</text:p>
        </text:list-item>
        <text:list-item>
          <text:p text:style-name="P12"><text:span text:style-name="T1">Card:</text:span> Darling</text:p>
        </text:list-item>
        <text:list-item>
          <text:p text:style-name="P12"><text:span text:style-name="T1">Compartir:</text:span> Ainhoa</text:p>
        </text:list-item>
        <text:list-item>
          <text:p text:style-name="P7"><text:span text:style-name="T1">Final: </text:span>Cristina</text:p>
        </text:list-item>
      </text:list>
      <text:h text:style-name="Heading_20_2" text:outline-level="2"><text:span text:style-name="T1">Intro y contexto: Cristina</text:span></text:h>
      <text:p text:style-name="Text_20_body">Recordatorio de quienes somos en el equipo. Pasar el link para que la gente cotillee nuestra página.<text:line-break/>Breve resumen de por qué hemos elegido esta temática.<text:line-break/>Dar paso a Laura </text:p>
      <text:p text:style-name="P3">Para empezar podréis ver que la temática ha cambiado drásticamente, siendo la época del año que es… Hemos entrado en el otoño hace un poco más de frío y los días son más oscuros, además dentro de muy poco llega Halloween. <text:line-break/>Así que, nos ha parecido la ocasión perfecta para hacernos la pregunta “Qué pasaría si la familia Addams tuviera tarjetas de visita digitales?” Pues creemos que serían así. <text:line-break/>Morticia Addams nos ha dejado total libertad de diseño, para que no sea normaly correinte y es que según diría ella:<text:line-break/>La normalidad es una ilusión; lo que es normal para una araña es el caos para una mosca”<text:line-break/>Empezamos ya, le cedo la palabra a mi compañera Laura.</text:p>
      <text:h text:style-name="P2" text:outline-level="2">Avances y cambios: Laura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" text:outline-level="2"><text:soft-page-break/>Landing: Vir</text:h>
      <text:p text:style-name="Text_20_body">Para personalizar la pagina con la temática que os ha contado mi compañera cristina, hemos hecho los siguientes cambios:</text:p>
      <text:list xml:id="list3992220486" text:style-name="L3">
        <text:list-item>
          <text:p text:style-name="P15">lo primero que hemos hecho es poner <text:span text:style-name="T2">de</text:span> <text:span text:style-name="T4">fondo</text:span> una foto </text:p>
          <text:p text:style-name="P15">de un cementerio con arboles</text:p>
          <text:p text:style-name="P15"/>
        </text:list-item>
        <text:list-item>
          <text:p text:style-name="P16">hemos personalizado el <text:span text:style-name="T4">logo</text:span>, lo hemos diseñado basándonos en la película y le hemos metido sombras a la imagen para que resaltara mas del fondo adaptado el <text:span text:style-name="T4">logo de adalaber </text:span>a la temática</text:p>
          <text:p text:style-name="P15"/>
        </text:list-item>
        <text:list-item>
          <text:p text:style-name="P15">hemos metido el contenido del landing dentro de <text:span text:style-name="T4">cajas blancas</text:span> a las que hemos añadido bordes <text:span text:style-name="T4">fantasmagóricos</text:span> creando unos mixins que difuminan en blanco hacia fuera, </text:p>
          <text:p text:style-name="P16">además hemos creado un efecto <text:span text:style-name="T4">hoover</text:span> sobre el bot<text:span text:style-name="T2">o</text:span>n de comenzar.</text:p>
          <text:p text:style-name="P15"/>
        </text:list-item>
        <text:list-item>
          <text:p text:style-name="P14">hemos cambiado los <text:span text:style-name="T4">iconos</text:span> a unos mas acordes con la temática, y los hemos pintado de morado</text:p>
          <text:p text:style-name="P14"/>
        </text:list-item>
        <text:list-item>
          <text:p text:style-name="P15">hemos añadido un <text:span text:style-name="T4">icono a la pestaña</text:span> de la pagina, una botellita pócima, mediante un favicon</text:p>
          <text:p text:style-name="P15"/>
        </text:list-item>
        <text:list-item>
          <text:p text:style-name="P14">cambiado los <text:span text:style-name="T4">colores de footer</text:span> a tonos morados</text:p>
          <text:p text:style-name="P14"/>
        </text:list-item>
        <text:list-item>
          <text:p text:style-name="P8">y el landing es <text:span text:style-name="T4">responsive</text:span>, el footer nos estuvo dando problema pero finalmente lo hemos arreglado.</text:p>
        </text:list-item>
      </text:list>
      <text:p text:style-name="Text_20_body"/>
      <text:h text:style-name="P1" text:outline-level="2">Card: Darling</text:h>
      <text:h text:style-name="P1" text:outline-level="2">Compartir: Ainhoa</text:h>
      <text:h text:style-name="P1" text:outline-level="2">Final: Cristina</text:h>
      <text:p text:style-name="Text_20_body">Dar las gracias por la atención, y pedir feedbak<text:line-break/></text:p>
      <text:p text:style-name="Text_20_body"/>
      <text:p text:style-name="Text_20_body"/>
      <text:p text:style-name="P9">- oscurecer land<text:span text:style-name="T5">i</text:span>ng</text:p>
      <text:p text:style-name="P9"><text:span text:style-name="T5">- </text:span>localstorage</text:p>
      <text:p text:style-name="P10">- twiter comparte aunque rellenes mal</text:p>
      <text:p text:style-name="P10">- se puede decir que campo falta?</text:p>
      <text:p text:style-name="P10">- en inputs de mail hacer que tenga que seguir el formato mail</text:p>
      <text:p text:style-name="P10">- que suene algo al dar click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46S</meta:editing-duration>
    <meta:editing-cycles>5</meta:editing-cycles>
    <meta:generator>LibreOffice/5.3.4.2$Windows_x86 LibreOffice_project/f82d347ccc0be322489bf7da61d7e4ad13fe2ff3</meta:generator>
    <dc:date>2023-09-28T14:10:12.909000000</dc:date>
    <meta:document-statistic meta:table-count="0" meta:image-count="0" meta:object-count="0" meta:page-count="2" meta:paragraph-count="38" meta:word-count="413" meta:character-count="2273" meta:non-whitespace-character-count="1907"/>
    <meta:user-defined meta:name="Info 1"/>
    <meta:user-defined meta:name="Info 2"/>
    <meta:user-defined meta:name="Info 3"/>
    <meta:user-defined meta:name="Info 4"/>
  </office:meta>
</office:document-meta>
</file>